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45cm" fo:min-width="7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9.35cm" fo:min-width="7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74cm" fo:min-width="3.3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72cm" fo:min-width="2.322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55cm" fo:min-width="4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9cm" fo:min-width="4.40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443cm" fo:min-width="4.5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54cm" fo:min-width="1.9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9.7cm" svg:x="2.5cm" svg:y="2.5cm">
          <text:p text:style-name="P1">User Management</text:p>
          <text:p text:style-name="P1"/>
          <text:p text:style-name="P1">- <text:a xlink:href="#Page 2" xlink:type="simple">Creation</text:a></text:p>
          <text:p text:style-name="P1">- Update</text:p>
          <text:p text:style-name="P1">- Enable/Disable</text:p>
          <text:p text:style-name="P1">- Authent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9.6cm" svg:x="11.4cm" svg:y="2.6cm">
          <text:p text:style-name="P1">Portfolio Management</text:p>
          <text:p text:style-name="P1"/>
          <text:p text:style-name="P1">- Creation</text:p>
          <text:p text:style-name="P1">- Update</text:p>
          <text:p text:style-name="P1">- Enable/Disabl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xml:id="id1" draw:id="id1" draw:layer="layout" svg:width="3.8cm" svg:height="3.4cm" svg:x="4.7cm" svg:y="2.2cm">
          <text:p text:style-name="P1">Create Use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xml:id="id2" draw:id="id2" draw:layer="layout" svg:width="4cm" svg:height="4cm" svg:x="4.6cm" svg:y="7.6cm">
          <text:p text:style-name="P1">Gateway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2" draw:layer="layout" draw:type="line" svg:x1="6.6cm" svg:y1="5.331cm" svg:x2="6.6cm" svg:y2="7.6cm" draw:start-shape="id1" draw:start-glue-point="6" draw:end-shape="id2" draw:end-glue-point="4" svg:d="M6600 5331v2269" svg:viewBox="0 0 1 2270">
          <text:p/>
        </draw:connector>
        <draw:custom-shape draw:style-name="gr6" draw:text-style-name="P1" xml:id="id3" draw:id="id3" draw:layer="layout" svg:width="4.8cm" svg:height="3.8cm" svg:x="4.2cm" svg:y="13.2cm">
          <text:p text:style-name="P1">Trigger Create</text:p>
          <text:p text:style-name="P1">User 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6.6cm" svg:y1="11.6cm" svg:x2="6.6cm" svg:y2="13.2cm" draw:start-shape="id2" draw:start-glue-point="8" draw:end-shape="id3" draw:end-glue-point="4" svg:d="M6600 11600v1600" svg:viewBox="0 0 1 1601">
          <text:p/>
        </draw:connector>
        <draw:custom-shape draw:style-name="gr7" draw:text-style-name="P1" xml:id="id4" draw:id="id4" draw:layer="layout" svg:width="4.9cm" svg:height="5.7cm" svg:x="12.6cm" svg:y="1.6cm">
          <text:p text:style-name="P1"><text:span text:style-name="T1">Kafka</text:span></text:p>
          <text:p text:style-name="P1"/>
          <text:p text:style-name="P1">User Commands</text:p>
          <text:p text:style-name="P1">Topi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2" draw:layer="layout" draw:type="line" svg:x1="9cm" svg:y1="15.1cm" svg:x2="12.6cm" svg:y2="4.45cm" draw:start-shape="id3" draw:start-glue-point="7" draw:end-shape="id4" draw:end-glue-point="6" svg:d="M9000 15100l3600-10650" svg:viewBox="0 0 3601 10651">
          <text:p/>
        </draw:connector>
        <draw:custom-shape draw:style-name="gr7" draw:text-style-name="P1" xml:id="id7" draw:id="id7" draw:layer="layout" svg:width="4.9cm" svg:height="5.7cm" svg:x="12.701cm" svg:y="19.001cm">
          <text:p text:style-name="P1"><text:span text:style-name="T1">Kafka</text:span></text:p>
          <text:p text:style-name="P1"/>
          <text:p text:style-name="P1">User Events</text:p>
          <text:p text:style-name="P1">Topi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xml:id="id5" draw:id="id5" draw:layer="layout" svg:width="4.8cm" svg:height="3.8cm" svg:x="12.701cm" svg:y="8.301cm">
          <text:p text:style-name="P1">Creat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5.05cm" svg:y1="7.3cm" svg:x2="15.101cm" svg:y2="8.301cm" draw:start-shape="id4" draw:start-glue-point="7" draw:end-shape="id5" draw:end-glue-point="4" svg:d="M15050 7300l51 1001" svg:viewBox="0 0 52 1002">
          <text:p/>
        </draw:connector>
        <draw:custom-shape draw:style-name="gr6" draw:text-style-name="P1" xml:id="id6" draw:id="id6" draw:layer="layout" svg:width="4.8cm" svg:height="3.8cm" svg:x="12.702cm" svg:y="13.402cm">
          <text:p text:style-name="P1">Trigger User</text:p>
          <text:p text:style-name="P1">Create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5.101cm" svg:y1="12.101cm" svg:x2="15.102cm" svg:y2="13.402cm" draw:start-shape="id5" draw:start-glue-point="6" draw:end-shape="id6" draw:end-glue-point="4" svg:d="M15101 12101l1 1301" svg:viewBox="0 0 2 1302">
          <text:p/>
        </draw:connector>
        <draw:connector draw:style-name="gr5" draw:text-style-name="P2" draw:layer="layout" draw:type="line" svg:x1="15.102cm" svg:y1="17.202cm" svg:x2="15.151cm" svg:y2="19.001cm" draw:start-shape="id6" draw:start-glue-point="6" draw:end-shape="id7" svg:d="M15102 17202l49 1799" svg:viewBox="0 0 50 1800">
          <text:p/>
        </draw:connector>
        <draw:custom-shape draw:style-name="gr8" draw:text-style-name="P3" xml:id="id9" draw:id="id9" draw:layer="layout" svg:width="5cm" svg:height="5.1cm" svg:x="1.7cm" svg:y="19.3cm">
          <text:p text:style-name="P1"><text:span text:style-name="T1">MongoDB</text:span></text:p>
          <text:p text:style-name="P1"><text:span text:style-name="T1"/></text:p>
          <text:p text:style-name="P1"><text:span text:style-name="T2">State Stor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xml:id="id8" draw:id="id8" draw:layer="layout" svg:width="3.5cm" svg:height="3.4cm" svg:x="8cm" svg:y="20.2cm">
          <text:p text:style-name="P4"><text:span text:style-name="T3">Process</text:span></text:p>
          <text:p text:style-name="P4"><text:span text:style-name="T3">Event</text:span></text:p>
          <text:p text:style-name="P4"><text:span text:style-name="T3">And</text:span></text:p>
          <text:p text:style-name="P4"><text:span text:style-name="T3">Commit</text:span></text:p>
          <text:p text:style-name="P4"><text:span text:style-name="T3">Final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2.701cm" svg:y1="21.851cm" svg:x2="11.5cm" svg:y2="21.9cm" draw:start-shape="id7" draw:start-glue-point="6" draw:end-shape="id8" draw:end-glue-point="10" svg:d="M12701 21851l-1201 49" svg:viewBox="0 0 1202 50">
          <text:p/>
        </draw:connector>
        <draw:connector draw:style-name="gr5" draw:text-style-name="P2" draw:layer="layout" draw:type="line" svg:x1="8cm" svg:y1="21.9cm" svg:x2="6.7cm" svg:y2="21.85cm" draw:start-shape="id8" draw:start-glue-point="6" draw:end-shape="id9" draw:end-glue-point="8" svg:d="M8000 21900l-1300-50" svg:viewBox="0 0 1301 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5:37:11.199712217</meta:creation-date>
    <dc:date>2020-09-09T22:08:27.282486137</dc:date>
    <meta:editing-duration>PT6H9M19S</meta:editing-duration>
    <meta:editing-cycles>1</meta:editing-cycles>
    <meta:document-statistic meta:object-count="19"/>
    <meta:generator>LibreOffice/6.4.5.2$Linux_X86_64 LibreOffice_project/40$Build-2</meta:generator>
  </office:meta>
</office:document-meta>
</file>